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46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overflow-ite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Week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Key</text:p>
          </table:table-cell>
          <table:table-cell table:style-name="ce8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table:style-name="ce7" office:value-type="string" calcext:value-type="string">
            <text:p>1.3.9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xpress Boolean expressions into equivalent ones using NAND (Sheffer stroke) and NOR (Peirce arrow) and Zhegalkin polynomials - no need to remember this strange stuff, but can try to operate with these once the rules are introduced (basically - express all Boolean expressions using just a few operations)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style-name="ce7" office:value-type="string" calcext:value-type="string">
            <text:p>1.3.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reduction to the satisfiability problem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style-name="ce7" office:value-type="string" calcext:value-type="string">
            <text:p>1.3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atisfiable and Contradictory Boolean Expressions.</text:p>
          </table:table-cell>
        </table:table-row>
        <table:table-row table:style-name="ro3">
          <table:table-cell office:value-type="string" calcext:value-type="string">
            <text:p>W1</text:p>
          </table:table-cell>
          <table:table-cell table:style-name="ce7" office:value-type="string" calcext:value-type="string">
            <text:p>1.4.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y out all(iterable), any(iterable) - quantifiers over lists in some programming language.Also – compute some simple predicates (isPrime) using their definition with quantifiers. </text:p>
          </table:table-cell>
        </table:table-row>
        <table:table-row table:style-name="ro3">
          <table:table-cell office:value-type="string" calcext:value-type="string">
            <text:p>W1</text:p>
          </table:table-cell>
          <table:table-cell table:style-name="ce7" office:value-type="string" calcext:value-type="string">
            <text:p>1.4.1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Operate with boolean expressions (Python “in list” operator, express “between” predicate with inequalities; write the negation of a given inequality).</text:p>
          </table:table-cell>
        </table:table-row>
        <table:table-row table:style-name="ro3">
          <table:table-cell office:value-type="string" calcext:value-type="string">
            <text:p>W2</text:p>
          </table:table-cell>
          <table:table-cell table:style-name="ce7" office:value-type="string" calcext:value-type="string">
            <text:p>1.5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 Coq formalizations for Boolean predicate logic. Demonstrate why computable Boolean operations differ from Boolean connectors in statements to be proven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s/>Most of these rules of inference from the textbook can be ignored. There are, in fact, some inference rules in Coq - posing a known statement (or an axiom), Modus Ponens, substitution, splitting compound statement (conjunction, equivalence) into parts or choosing one part to prove (e.g. for a disjunction). These are quite intuitive - and they are sufficient to prove ANY identically true Boolean statement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string" calcext:value-type="string">
            <text:p>1.6.1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ove propositional tautologies using Coq proof assistant</text:p>
          </table:table-cell>
        </table:table-row>
        <table:table-row table:style-name="ro3">
          <table:table-cell office:value-type="string" calcext:value-type="string">
            <text:p>W2</text:p>
          </table:table-cell>
          <table:table-cell table:style-name="ce7" office:value-type="string" calcext:value-type="string">
            <text:p>1.8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how how the classical Boolean tautologies differ from "constructive" Boolean tautologies; application of the "Excluded Middle" axiom and some equivalent stuff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string" calcext:value-type="string">
            <text:p>1.8.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how the difference of forward proofs vs. backward proofs for the Boolean tautologie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table:style-name="ce7" office:value-type="string" calcext:value-type="string">
            <text:p>2.1.8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reate Cartesian products on finite sets and check some properties on them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table:style-name="ce7" office:value-type="string" calcext:value-type="string">
            <text:p>2.2.8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t-theory operations on set-like objects (iterable lists, sequences, etc.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table:style-name="ce7" office:value-type="string" calcext:value-type="string">
            <text:p>2.4.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 map construct in a simple programming contex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table:style-name="ce7" office:value-type="string" calcext:value-type="string">
            <text:p>2.4.4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 filter construct in a simple programming contex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table:style-name="ce7" office:value-type="string" calcext:value-type="string">
            <text:p>2.4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 foldLeft and foldRight in a simple programming context</text:p>
          </table:table-cell>
        </table:table-row>
        <table:table-row table:style-name="ro3">
          <table:table-cell office:value-type="string" calcext:value-type="string">
            <text:p>W4</text:p>
          </table:table-cell>
          <table:table-cell table:style-name="ce7" office:value-type="string" calcext:value-type="string">
            <text:p>2.5.1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pply diagonalization arguments for the computable (recursive) functions (halting problem; why there are more general recursive functions than the ones that have a known time-bound)</text:p>
          </table:table-cell>
        </table:table-row>
        <table:table-row table:style-name="ro3">
          <table:table-cell office:value-type="string" calcext:value-type="string">
            <text:p>W4</text:p>
          </table:table-cell>
          <table:table-cell table:style-name="ce7" office:value-type="string" calcext:value-type="string">
            <text:p>2.6.4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fine how to do linear operations on matrices and vectors in some interactive computing environment (sbt, Jupyter, python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table:style-name="ce7" office:value-type="string" calcext:value-type="string">
            <text:p>2.6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fine how to do Boolean matrix operations in an interactive computing environment.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table:style-name="ce7" office:value-type="string" calcext:value-type="string">
            <text:p>4.3.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o numeric algorithms (primality tests, gcd finding) using existing librari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table:style-name="ce7" office:value-type="string" calcext:value-type="string">
            <text:p>4.4.8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se programming libraries to find inverses or solve linear equivalence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table:style-name="ce7" office:value-type="float" office:value="5.1" calcext:value-type="float">
            <text:p>5.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ove statements about natural numbers using induction in Coq</text:p>
          </table:table-cell>
        </table:table-row>
        <table:table-row table:style-name="ro1">
          <table:table-cell office:value-type="string" calcext:value-type="string">
            <text:p>W8</text:p>
          </table:table-cell>
          <table:table-cell table:style-name="ce7" office:value-type="string" calcext:value-type="string">
            <text:p>9.2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llustrate relations on dataframes such as Python pandas</text:p>
          </table:table-cell>
        </table:table-row>
        <table:table-row table:style-name="ro3">
          <table:table-cell office:value-type="string" calcext:value-type="string">
            <text:p>W4</text:p>
          </table:table-cell>
          <table:table-cell table:style-name="ce7" office:value-type="string" calcext:value-type="string">
            <text:p>2.6.7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Convert some word problems into Boolean matrix tasks (is some set of points in a graph connected, what is the transitive closure, etc.). Unfortunately, relations are not covered at this point yet.</text:p>
          </table:table-cell>
        </table:table-row>
        <table:table-row table:style-name="ro3">
          <table:table-cell office:value-type="string" calcext:value-type="string">
            <text:p>W4</text:p>
          </table:table-cell>
          <table:table-cell table:style-name="ce7" office:value-type="string" calcext:value-type="string">
            <text:p>2.6.8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Express some sequence related math notation using sets and quantifiers (understand what all(), any(), lambda(), map(), filter() operators are doing in programming languages)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3aRO4wd (Bertot2017) Coq in a Hurry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3nYmPnr (UPenn2020) Software Foundations, Functional Programming in Coq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float" office:value="1.6" calcext:value-type="float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3rCWQEh (UYale2014) Logic in Coq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style-name="ce7" office:value-type="float" office:value="1.8" calcext:value-type="float">
            <text:p>1.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2Mi54lg (Knepley2020, p.38-43) CSE191, Predicate Logic in Coq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table:style-name="ce7" office:value-type="float" office:value="5.1" calcext:value-type="float">
            <text:p>5.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2Mi54lg (Knepley2020, p. 43-57) Natural numbers in Coq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table:style-name="ce7" office:value-type="float" office:value="5.1" calcext:value-type="float">
            <text:p>5.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bit.ly/2Mi54lg (Knepley2020, p. 96-124) Structural induction in Coq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7:49:48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0T17:50:07.975000000</dc:date>
    <meta:editing-duration>PT8H4M8S</meta:editing-duration>
    <meta:editing-cycles>61</meta:editing-cycles>
    <meta:generator>LibreOffice/6.3.2.2$Windows_X86_64 LibreOffice_project/98b30e735bda24bc04ab42594c85f7fd8be07b9c</meta:generator>
    <meta:document-statistic meta:table-count="1" meta:cell-count="121" meta:object-count="0"/>
  </office:meta>
</office:document-meta>
</file>